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5b731" officeooo:paragraph-rsid="0015b731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5b731" officeooo:paragraph-rsid="0015b731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5b731" officeooo:paragraph-rsid="0015b731" style:font-weight-asian="normal" style:font-weight-complex="normal"/>
    </style:style>
    <style:style style:name="T1" style:family="text">
      <style:text-properties officeooo:rsid="0015c3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ython: <text:span text:style-name="T1">(appolo)</text:span></text:p>
      <text:p text:style-name="P1">GET_REQUEST(url):</text:p>
      <text:p text:style-name="P1">pgsql.pg.connect():</text:p>
      <text:p text:style-name="P1">INSERT():</text:p>
      <text:p text:style-name="P1">SELECT():</text:p>
      <text:p text:style-name="P1">QUERY():</text:p>
      <text:p text:style-name="P1">rpc.py:</text:p>
      <text:p text:style-name="P1">server.py:</text:p>
      <text:p text:style-name="P1">pgsql.py:</text:p>
      <text:p text:style-name="P1"/>
      <text:p text:style-name="P2">PostgreSQL:</text:p>
      <text:p text:style-name="P1">database: orion</text:p>
      <text:p text:style-name="P1">table: main </text:p>
      <text:p text:style-name="P1">login: earthling</text:p>
      <text:p text:style-name="P1">password: extraterrestrial</text:p>
      <text:p text:style-name="P1"/>
      <text:p text:style-name="P2">JavaScript:</text:p>
      <text:p text:style-name="P3">d3.js</text:p>
      <text:p text:style-name="P3">jSQL</text:p>
      <text:p text:style-name="P3">PHP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8T17:46:20.717903779</meta:creation-date>
    <dc:date>2015-08-22T23:00:39.118443657</dc:date>
    <meta:editing-duration>P4DT2H12M11S</meta:editing-duration>
    <meta:editing-cycles>1</meta:editing-cycles>
    <meta:document-statistic meta:table-count="0" meta:image-count="0" meta:object-count="0" meta:page-count="1" meta:paragraph-count="18" meta:word-count="23" meta:character-count="207" meta:non-whitespace-character-count="201"/>
    <meta:generator>LibreOffice/4.4.5.2$Linux_X86_64 LibreOffice_project/a22f674fd25a3b6f45bdebf25400ed2adff0ff99</meta:generator>
  </office:meta>
</office:document-meta>
</file>